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391cm"/>
    </style:style>
    <style:style style:name="pr2" style:family="presentation" style:parent-style-name="Default-title">
      <style:graphic-properties fo:min-height="5.677cm"/>
    </style:style>
    <style:style style:name="pr3" style:family="presentation" style:parent-style-name="Default-title">
      <style:graphic-properties fo:min-height="2.533cm"/>
    </style:style>
    <style:style style:name="pr4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2.86cm" svg:height="3.391cm" svg:x="2.286cm" svg:y="8.293cm" presentation:class="title" presentation:user-transformed="true">
          <draw:text-box>
            <text:p text:style-name="P2"><text:span text:style-name="T1">Práctica 1: Ethernet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Arquitectura de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1-30T16:31:47.772185247</dc:date>
    <meta:editing-duration>P7DT21H9M20S</meta:editing-duration>
    <meta:editing-cycles>497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